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span text:style-name="Strong_20_Emphasis">Jenkins</text:span></text:h>
      <text:p text:style-name="Text_20_body"><text:span text:style-name="Strong_20_Emphasis">Steps:</text:span></text:p>
      <text:list xml:id="list6093473948688238605" text:style-name="L1">
        <text:list-item>
          <text:p text:style-name="P1"><text:span text:style-name="Strong_20_Emphasis">Create a Jenkins Pipeline Job</text:span>:</text:p>
          <text:list>
            <text:list-item>
              <text:p text:style-name="P2">Open Jenkins dashboard and create a new Pipeline job.</text:p>
            </text:list-item>
          </text:list>
        </text:list-item>
        <text:list-item>
          <text:p text:style-name="P1"><text:span text:style-name="Strong_20_Emphasis">Configure the Pipeline</text:span>:</text:p>
        </text:list-item>
      </text:list>
      <text:p text:style-name="Text_20_body"/>
      <text:p text:style-name="Text_20_body">pipeline {</text:p>
      <text:p text:style-name="Text_20_body"><text:s text:c="4"/>agent any</text:p>
      <text:p text:style-name="Text_20_body"/>
      <text:p text:style-name="Text_20_body"><text:s text:c="4"/>environment {</text:p>
      <text:p text:style-name="Text_20_body"><text:s text:c="8"/>API_BASE_URL = 'https://api.example.com'</text:p>
      <text:p text:style-name="Text_20_body"><text:s text:c="8"/>ADMIN_TOKEN = credentials('admin-token')</text:p>
      <text:p text:style-name="Text_20_body"><text:s text:c="8"/>USER1_TOKEN = credentials('user1-token')</text:p>
      <text:p text:style-name="Text_20_body"><text:s text:c="8"/>USER2_TOKEN = credentials('user2-token')</text:p>
      <text:p text:style-name="Text_20_body"><text:s text:c="4"/>}</text:p>
      <text:p text:style-name="Text_20_body"/>
      <text:p text:style-name="Text_20_body"><text:s text:c="4"/>stages {</text:p>
      <text:p text:style-name="Text_20_body"><text:s text:c="8"/>stage('Checkout') {</text:p>
      <text:p text:style-name="Text_20_body"><text:s text:c="12"/>steps {</text:p>
      <text:p text:style-name="Text_20_body"><text:s text:c="16"/>git 'https://github.com/your-username/your-repository.git'</text:p>
      <text:p text:style-name="Text_20_body"><text:s text:c="12"/>}</text:p>
      <text:p text:style-name="Text_20_body"><text:s text:c="8"/>}</text:p>
      <text:p text:style-name="Text_20_body"/>
      <text:p text:style-name="Text_20_body"><text:s text:c="8"/>stage('Install dependencies') {</text:p>
      <text:p text:style-name="Text_20_body"><text:s text:c="12"/>steps {</text:p>
      <text:p text:style-name="Text_20_body"><text:s text:c="16"/>sh 'pip install -r api_testing/requirements.txt'</text:p>
      <text:p text:style-name="Text_20_body"><text:s text:c="12"/>}</text:p>
      <text:p text:style-name="Text_20_body"><text:s text:c="8"/>}</text:p>
      <text:p text:style-name="Text_20_body"/>
      <text:p text:style-name="Text_20_body"><text:s text:c="8"/>stage('Run tests') {</text:p>
      <text:p text:style-name="Text_20_body"><text:s text:c="12"/>steps {</text:p>
      <text:p text:style-name="Text_20_body"><text:s text:c="16"/>sh '''</text:p>
      <text:p text:style-name="Text_20_body"><text:s text:c="16"/>export API_BASE_URL=${API_BASE_URL}</text:p>
      <text:p text:style-name="Text_20_body"><text:s text:c="16"/>export ADMIN_TOKEN=${ADMIN_TOKEN}</text:p>
      <text:p text:style-name="Text_20_body"><text:s text:c="16"/>export USER1_TOKEN=${USER1_TOKEN}</text:p>
      <text:p text:style-name="Text_20_body"><text:s text:c="16"/>export USER2_TOKEN=${USER2_TOKEN}</text:p>
      <text:p text:style-name="Text_20_body"><text:soft-page-break/><text:s text:c="16"/>python api_testing/run_tests.py</text:p>
      <text:p text:style-name="Text_20_body"><text:s text:c="16"/>'''</text:p>
      <text:p text:style-name="Text_20_body"><text:s text:c="12"/>}</text:p>
      <text:p text:style-name="Text_20_body"><text:s text:c="8"/>}</text:p>
      <text:p text:style-name="Text_20_body"><text:s text:c="4"/>}</text:p>
      <text:p text:style-name="Text_20_body">}</text:p>
      <text:p text:style-name="Standard"><text:span text:style-name="Strong_20_Emphasis">Save and Run the Job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nformation Governance</meta:initial-creator>
    <meta:creation-date>2024-07-27T13:21:43.66</meta:creation-date>
    <meta:document-statistic meta:table-count="0" meta:image-count="0" meta:object-count="0" meta:page-count="2" meta:paragraph-count="38" meta:word-count="90" meta:character-count="1042"/>
    <dc:date>2024-07-27T13:24:01.12</dc:date>
    <dc:creator>Information Governance</dc:creator>
    <meta:editing-duration>PT2M18S</meta:editing-duration>
    <meta:editing-cycles>1</meta:editing-cycles>
    <meta:generator>OpenOffice/4.1.15$Win32 OpenOffice.org_project/4115m2$Build-9813</meta:generator>
  </office:meta>
</office:document-meta>
</file>